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 style:font-charset="x-symbol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6ed43"/>
    </style:style>
    <style:style style:name="P10" style:family="paragraph" style:parent-style-name="Standard">
      <style:text-properties officeooo:rsid="0026ed43" officeooo:paragraph-rsid="002ca8f8"/>
    </style:style>
    <style:style style:name="P11" style:family="paragraph" style:parent-style-name="Standard">
      <style:text-properties officeooo:rsid="001ad442" officeooo:paragraph-rsid="001ad442"/>
    </style:style>
    <style:style style:name="P12" style:family="paragraph" style:parent-style-name="Standard">
      <style:text-properties officeooo:rsid="00220d02" officeooo:paragraph-rsid="00220d02"/>
    </style:style>
    <style:style style:name="P13" style:family="paragraph" style:parent-style-name="Standard">
      <style:text-properties officeooo:rsid="003c86d6" officeooo:paragraph-rsid="003a4695"/>
    </style:style>
    <style:style style:name="P14" style:family="paragraph" style:parent-style-name="Standard">
      <style:text-properties officeooo:rsid="003a4695" officeooo:paragraph-rsid="003a4695"/>
    </style:style>
    <style:style style:name="P15" style:family="paragraph" style:parent-style-name="Text_20_body">
      <style:text-properties officeooo:paragraph-rsid="001922a8"/>
    </style:style>
    <style:style style:name="P16" style:family="paragraph" style:parent-style-name="Text_20_body">
      <style:text-properties officeooo:paragraph-rsid="001ad442"/>
    </style:style>
    <style:style style:name="P17" style:family="paragraph" style:parent-style-name="Text_20_body">
      <style:text-properties officeooo:paragraph-rsid="001e5a7f"/>
    </style:style>
    <style:style style:name="P18" style:family="paragraph" style:parent-style-name="Text_20_body">
      <style:text-properties officeooo:paragraph-rsid="001bf128"/>
    </style:style>
    <style:style style:name="P19" style:family="paragraph" style:parent-style-name="Text_20_body">
      <style:text-properties officeooo:paragraph-rsid="0029662a"/>
    </style:style>
    <style:style style:name="P20" style:family="paragraph" style:parent-style-name="Text_20_body">
      <style:text-properties officeooo:rsid="0029662a" officeooo:paragraph-rsid="0029662a"/>
    </style:style>
    <style:style style:name="P21" style:family="paragraph" style:parent-style-name="Text_20_body">
      <style:text-properties officeooo:rsid="0029db14" officeooo:paragraph-rsid="0029db14"/>
    </style:style>
    <style:style style:name="P22" style:family="paragraph" style:parent-style-name="Text_20_body">
      <style:text-properties officeooo:rsid="002e17bf" officeooo:paragraph-rsid="002e17bf"/>
    </style:style>
    <style:style style:name="P23" style:family="paragraph" style:parent-style-name="Text_20_body">
      <style:text-properties officeooo:rsid="002f5918" officeooo:paragraph-rsid="002f5918"/>
    </style:style>
    <style:style style:name="P24" style:family="paragraph" style:parent-style-name="Text_20_body">
      <style:text-properties officeooo:rsid="00383c2d" officeooo:paragraph-rsid="00383c2d"/>
    </style:style>
    <style:style style:name="P25" style:family="paragraph" style:parent-style-name="Text_20_body">
      <style:text-properties officeooo:paragraph-rsid="0026ed43"/>
    </style:style>
    <style:style style:name="P26" style:family="paragraph" style:parent-style-name="Text_20_body">
      <style:text-properties officeooo:rsid="003df9d9" officeooo:paragraph-rsid="003df9d9"/>
    </style:style>
    <style:style style:name="P27" style:family="paragraph" style:parent-style-name="Text_20_body">
      <style:text-properties officeooo:rsid="003ef8a4" officeooo:paragraph-rsid="003ef8a4"/>
    </style:style>
    <style:style style:name="P28" style:family="paragraph" style:parent-style-name="Text_20_body">
      <style:text-properties officeooo:rsid="0040bc0c" officeooo:paragraph-rsid="0040bc0c"/>
    </style:style>
    <style:style style:name="P29" style:family="paragraph" style:parent-style-name="Text_20_body">
      <style:text-properties officeooo:rsid="0040bc0c" officeooo:paragraph-rsid="004b31bc"/>
    </style:style>
    <style:style style:name="P30" style:family="paragraph" style:parent-style-name="Text_20_body">
      <style:text-properties officeooo:paragraph-rsid="003ef8a4"/>
    </style:style>
    <style:style style:name="P31" style:family="paragraph" style:parent-style-name="Text_20_body">
      <style:text-properties officeooo:rsid="00419ded" officeooo:paragraph-rsid="00419ded"/>
    </style:style>
    <style:style style:name="P32" style:family="paragraph" style:parent-style-name="Text_20_body">
      <style:text-properties officeooo:rsid="00430f17" officeooo:paragraph-rsid="00430f17"/>
    </style:style>
    <style:style style:name="P33" style:family="paragraph" style:parent-style-name="Text_20_body">
      <style:text-properties officeooo:rsid="00436c97" officeooo:paragraph-rsid="00436c97"/>
    </style:style>
    <style:style style:name="P34" style:family="paragraph" style:parent-style-name="Text_20_body">
      <style:text-properties officeooo:rsid="004dc17a" officeooo:paragraph-rsid="004dc17a"/>
    </style:style>
    <style:style style:name="P35" style:family="paragraph" style:parent-style-name="Text_20_body">
      <style:text-properties officeooo:rsid="004a8b74" officeooo:paragraph-rsid="004b31bc"/>
    </style:style>
    <style:style style:name="P36" style:family="paragraph" style:parent-style-name="Text_20_body">
      <style:text-properties officeooo:paragraph-rsid="004f96c7"/>
    </style:style>
    <style:style style:name="P3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paragraph-rsid="0029662a"/>
    </style:style>
    <style:style style:name="P41" style:family="paragraph" style:parent-style-name="Heading_20_1">
      <style:text-properties officeooo:rsid="003ef8a4" officeooo:paragraph-rsid="003ef8a4"/>
    </style:style>
    <style:style style:name="P42" style:family="paragraph" style:parent-style-name="Heading_20_1">
      <style:text-properties style:font-name="Liberation Sans" fo:font-size="18.2000007629395pt" fo:font-weight="bold" officeooo:rsid="005341ab" officeooo:paragraph-rsid="005341ab" style:font-name-asian="Noto Sans CJK TC" style:font-size-asian="18.2000007629395pt" style:font-weight-asian="bold" style:font-name-complex="Umpush" style:font-size-complex="24.2000007629395pt" style:font-weight-complex="bold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paragraph-rsid="001922a8"/>
    </style:style>
    <style:style style:name="P46" style:family="paragraph" style:parent-style-name="Heading_20_2">
      <style:text-properties officeooo:rsid="0013fac4" officeooo:paragraph-rsid="001922a8"/>
    </style:style>
    <style:style style:name="P47" style:family="paragraph" style:parent-style-name="Heading_20_2">
      <style:text-properties officeooo:paragraph-rsid="001bf128"/>
    </style:style>
    <style:style style:name="P48" style:family="paragraph" style:parent-style-name="Heading_20_2">
      <style:text-properties officeooo:paragraph-rsid="004b31bc"/>
    </style:style>
    <style:style style:name="P49" style:family="paragraph" style:parent-style-name="Standard">
      <style:text-properties officeooo:rsid="0026ed43" officeooo:paragraph-rsid="002ca8f8"/>
    </style:style>
    <style:style style:name="P50" style:family="paragraph" style:parent-style-name="Standard">
      <style:text-properties officeooo:rsid="0026ed43" officeooo:paragraph-rsid="005c44c4"/>
    </style:style>
    <style:style style:name="P51" style:family="paragraph" style:parent-style-name="Standard">
      <style:text-properties officeooo:rsid="005baa74" officeooo:paragraph-rsid="005baa74"/>
    </style:style>
    <style:style style:name="P52" style:family="paragraph" style:parent-style-name="Standard">
      <style:text-properties officeooo:rsid="005baa74" officeooo:paragraph-rsid="005c44c4"/>
    </style:style>
    <style:style style:name="P53" style:family="paragraph" style:parent-style-name="Standard">
      <style:text-properties officeooo:rsid="005c44c4" officeooo:paragraph-rsid="005c44c4"/>
    </style:style>
    <style:style style:name="P54" style:family="paragraph" style:parent-style-name="Standard">
      <style:paragraph-properties style:writing-mode="lr-tb"/>
      <style:text-properties officeooo:rsid="005c44c4" officeooo:paragraph-rsid="005c44c4"/>
    </style:style>
    <style:style style:name="P55" style:family="paragraph" style:parent-style-name="Text_20_body" style:list-style-name="L1">
      <style:text-properties officeooo:rsid="001ad442" officeooo:paragraph-rsid="001ad442"/>
    </style:style>
    <style:style style:name="P56" style:family="paragraph" style:parent-style-name="Text_20_body" style:list-style-name="L1">
      <style:text-properties officeooo:rsid="001ad442" officeooo:paragraph-rsid="0020c42d"/>
    </style:style>
    <style:style style:name="P57" style:family="paragraph" style:parent-style-name="Text_20_body" style:list-style-name="L2">
      <style:text-properties officeooo:rsid="001ad442" officeooo:paragraph-rsid="001ad442"/>
    </style:style>
    <style:style style:name="P58" style:family="paragraph" style:parent-style-name="Text_20_body" style:list-style-name="L3">
      <style:text-properties officeooo:rsid="001ad442" officeooo:paragraph-rsid="001ad442"/>
    </style:style>
    <style:style style:name="P59" style:family="paragraph" style:parent-style-name="Text_20_body" style:list-style-name="L1">
      <style:text-properties officeooo:rsid="001d4d12" officeooo:paragraph-rsid="001d4d12"/>
    </style:style>
    <style:style style:name="P60" style:family="paragraph" style:parent-style-name="Text_20_body" style:list-style-name="L1">
      <style:text-properties officeooo:rsid="0020c42d" officeooo:paragraph-rsid="0020c42d"/>
    </style:style>
    <style:style style:name="P61" style:family="paragraph" style:parent-style-name="Text_20_body" style:list-style-name="L3">
      <style:text-properties officeooo:rsid="0020c42d" officeooo:paragraph-rsid="00220d02"/>
    </style:style>
    <style:style style:name="P62" style:family="paragraph" style:parent-style-name="Text_20_body" style:list-style-name="L2">
      <style:text-properties officeooo:rsid="001df6dd" officeooo:paragraph-rsid="001df6dd"/>
    </style:style>
    <style:style style:name="P63" style:family="paragraph" style:parent-style-name="Text_20_body">
      <style:text-properties officeooo:rsid="00575d3d" officeooo:paragraph-rsid="00575d3d"/>
    </style:style>
    <style:style style:name="P64" style:family="paragraph" style:parent-style-name="Text_20_body">
      <style:text-properties officeooo:rsid="0040bc0c" officeooo:paragraph-rsid="0040bc0c"/>
    </style:style>
    <style:style style:name="P65" style:family="paragraph" style:parent-style-name="Text_20_body">
      <style:text-properties officeooo:rsid="005e3c88" officeooo:paragraph-rsid="0040bc0c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ef8a4"/>
    </style:style>
    <style:style style:name="T22" style:family="text">
      <style:text-properties officeooo:rsid="0044c0b2"/>
    </style:style>
    <style:style style:name="T23" style:family="text">
      <style:text-properties officeooo:rsid="00481b13"/>
    </style:style>
    <style:style style:name="T24" style:family="text">
      <style:text-properties officeooo:rsid="004dc17a"/>
    </style:style>
    <style:style style:name="T25" style:family="text">
      <style:text-properties officeooo:rsid="0054ee97"/>
    </style:style>
    <style:style style:name="T26" style:family="text">
      <style:text-properties officeooo:rsid="0055b3e4"/>
    </style:style>
    <style:style style:name="T27" style:family="text">
      <style:text-properties officeooo:rsid="005693b1"/>
    </style:style>
    <style:style style:name="T28" style:family="text">
      <style:text-properties officeooo:rsid="005b5654"/>
    </style:style>
    <style:style style:name="T29" style:family="text">
      <style:text-properties officeooo:rsid="005baa74"/>
    </style:style>
    <style:style style:name="T30" style:family="text">
      <style:text-properties officeooo:rsid="005c44c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160_1546745025" text:style-name="Index_20_Link" text:visited-style-name="Index_20_Link">Introduction<text:tab/>2</text:a></text:p>
          <text:p text:style-name="P38"><text:a xlink:type="simple" xlink:href="#__RefHeading___Toc865_2969781841" text:style-name="Index_20_Link" text:visited-style-name="Index_20_Link">Slogan<text:tab/>2</text:a></text:p>
          <text:p text:style-name="P37"><text:a xlink:type="simple" xlink:href="#__RefHeading___Toc215_1258058151" text:style-name="Index_20_Link" text:visited-style-name="Index_20_Link">New user<text:tab/>2</text:a></text:p>
          <text:p text:style-name="P37"><text:a xlink:type="simple" xlink:href="#__RefHeading___Toc217_1258058151" text:style-name="Index_20_Link" text:visited-style-name="Index_20_Link">Existing user<text:tab/>2</text:a></text:p>
          <text:p text:style-name="P37"><text:a xlink:type="simple" xlink:href="#__RefHeading___Toc210_1258058151" text:style-name="Index_20_Link" text:visited-style-name="Index_20_Link">Invite<text:tab/>3</text:a></text:p>
          <text:p text:style-name="P37"><text:a xlink:type="simple" xlink:href="#__RefHeading___Toc349_3163418998" text:style-name="Index_20_Link" text:visited-style-name="Index_20_Link">Consuming content (reading, listening, viewing)<text:tab/>3</text:a></text:p>
          <text:p text:style-name="P37"><text:a xlink:type="simple" xlink:href="#__RefHeading___Toc351_3163418998" text:style-name="Index_20_Link" text:visited-style-name="Index_20_Link">Contributing<text:tab/>3</text:a></text:p>
          <text:p text:style-name="P37"><text:a xlink:type="simple" xlink:href="#__RefHeading___Toc353_3163418998" text:style-name="Index_20_Link" text:visited-style-name="Index_20_Link"><text:s/>Add another language(s)<text:tab/>3</text:a></text:p>
          <text:p text:style-name="P37"><text:a xlink:type="simple" xlink:href="#__RefHeading___Toc380_1610950873" text:style-name="Index_20_Link" text:visited-style-name="Index_20_Link">Clone story<text:tab/>3</text:a></text:p>
          <text:p text:style-name="P37"><text:a xlink:type="simple" xlink:href="#__RefHeading___Toc382_1610950873" text:style-name="Index_20_Link" text:visited-style-name="Index_20_Link">Story settings<text:tab/>3</text:a></text:p>
          <text:p text:style-name="P38"><text:a xlink:type="simple" xlink:href="#__RefHeading___Toc393_1610950873" text:style-name="Index_20_Link" text:visited-style-name="Index_20_Link">Who can view<text:tab/>3</text:a></text:p>
          <text:p text:style-name="P38"><text:a xlink:type="simple" xlink:href="#__RefHeading___Toc395_1610950873" text:style-name="Index_20_Link" text:visited-style-name="Index_20_Link">Who can contribute<text:tab/>4</text:a></text:p>
          <text:p text:style-name="P37"><text:a xlink:type="simple" xlink:href="#__RefHeading___Toc384_1610950873" text:style-name="Index_20_Link" text:visited-style-name="Index_20_Link">Create another story branch<text:tab/>4</text:a></text:p>
          <text:p text:style-name="P37"><text:a xlink:type="simple" xlink:href="#__RefHeading___Toc386_1610950873" text:style-name="Index_20_Link" text:visited-style-name="Index_20_Link">Project tabs<text:tab/>4</text:a></text:p>
          <text:p text:style-name="P38"><text:a xlink:type="simple" xlink:href="#__RefHeading___Toc388_1610950873" text:style-name="Index_20_Link" text:visited-style-name="Index_20_Link">Creating<text:tab/>4</text:a></text:p>
          <text:p text:style-name="P38"><text:a xlink:type="simple" xlink:href="#__RefHeading___Toc390_1610950873" text:style-name="Index_20_Link" text:visited-style-name="Index_20_Link">Discuss / Communicate<text:tab/>4</text:a></text:p>
          <text:p text:style-name="P37"><text:a xlink:type="simple" xlink:href="#__RefHeading___Toc126_1546745025" text:style-name="Index_20_Link" text:visited-style-name="Index_20_Link">Roles<text:tab/>4</text:a></text:p>
          <text:p text:style-name="P38"><text:a xlink:type="simple" xlink:href="#__RefHeading___Toc129_1546745025" text:style-name="Index_20_Link" text:visited-style-name="Index_20_Link">reader(s) / listener(s) / viewer(s)<text:tab/>4</text:a></text:p>
          <text:p text:style-name="P38"><text:a xlink:type="simple" xlink:href="#__RefHeading___Toc131_1546745025" text:style-name="Index_20_Link" text:visited-style-name="Index_20_Link">contributor(s)<text:tab/>4</text:a></text:p>
          <text:p text:style-name="P38"><text:a xlink:type="simple" xlink:href="#__RefHeading___Toc142_1546745025" text:style-name="Index_20_Link" text:visited-style-name="Index_20_Link">owner<text:tab/>4</text:a></text:p>
          <text:p text:style-name="P38"><text:a xlink:type="simple" xlink:href="#__RefHeading___Toc133_1546745025" text:style-name="Index_20_Link" text:visited-style-name="Index_20_Link">editor(s)<text:tab/>5</text:a></text:p>
          <text:p text:style-name="P38"><text:a xlink:type="simple" xlink:href="#__RefHeading___Toc137_1546745025" text:style-name="Index_20_Link" text:visited-style-name="Index_20_Link">chief editor<text:tab/>5</text:a></text:p>
          <text:p text:style-name="P38"><text:a xlink:type="simple" xlink:href="#__RefHeading___Toc139_1546745025" text:style-name="Index_20_Link" text:visited-style-name="Index_20_Link">account admin(s)<text:tab/>5</text:a></text:p>
          <text:p text:style-name="P38"><text:a xlink:type="simple" xlink:href="#__RefHeading___Toc144_1546745025" text:style-name="Index_20_Link" text:visited-style-name="Index_20_Link">platform supporter(s)<text:tab/>6</text:a></text:p>
          <text:p text:style-name="P38"><text:a xlink:type="simple" xlink:href="#__RefHeading___Toc146_1546745025" text:style-name="Index_20_Link" text:visited-style-name="Index_20_Link"><text:s/>platform moderator(s)<text:tab/>6</text:a></text:p>
          <text:p text:style-name="P38"><text:a xlink:type="simple" xlink:href="#__RefHeading___Toc148_1546745025" text:style-name="Index_20_Link" text:visited-style-name="Index_20_Link"><text:s/>platform admin(s)<text:tab/>6</text:a></text:p>
          <text:p text:style-name="P38"><text:a xlink:type="simple" xlink:href="#__RefHeading___Toc158_1546745025" text:style-name="Index_20_Link" text:visited-style-name="Index_20_Link">platform owner(s)<text:tab/>6</text:a></text:p>
          <text:p text:style-name="P38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37"><text:a xlink:type="simple" xlink:href="#__RefHeading___Toc402_1610950873" text:style-name="Index_20_Link" text:visited-style-name="Index_20_Link">Groups<text:tab/>6</text:a></text:p>
          <text:p text:style-name="P37"><text:a xlink:type="simple" xlink:href="#__RefHeading___Toc404_1610950873" text:style-name="Index_20_Link" text:visited-style-name="Index_20_Link">Content<text:tab/>6</text:a></text:p>
          <text:p text:style-name="P38"><text:a xlink:type="simple" xlink:href="#__RefHeading___Toc406_1610950873" text:style-name="Index_20_Link" text:visited-style-name="Index_20_Link">Text &amp; Images<text:tab/>6</text:a></text:p>
          <text:p text:style-name="P38"><text:a xlink:type="simple" xlink:href="#__RefHeading___Toc408_1610950873" text:style-name="Index_20_Link" text:visited-style-name="Index_20_Link">Voice<text:tab/>7</text:a></text:p>
          <text:p text:style-name="P39"><text:a xlink:type="simple" xlink:href="#__RefHeading___Toc162_1546745025" text:style-name="Index_20_Link" text:visited-style-name="Index_20_Link">Voice recording<text:tab/>7</text:a></text:p>
          <text:p text:style-name="P38"><text:a xlink:type="simple" xlink:href="#__RefHeading___Toc410_1610950873" text:style-name="Index_20_Link" text:visited-style-name="Index_20_Link">Video<text:tab/>7</text:a></text:p>
          <text:p text:style-name="P39"><text:a xlink:type="simple" xlink:href="#__RefHeading___Toc412_1610950873" text:style-name="Index_20_Link" text:visited-style-name="Index_20_Link">Video recording<text:tab/>7</text:a></text:p>
          <text:p text:style-name="P38"><text:a xlink:type="simple" xlink:href="#__RefHeading___Toc658_1010435450" text:style-name="Index_20_Link" text:visited-style-name="Index_20_Link">Exports<text:tab/>7</text:a></text:p>
          <text:p text:style-name="P37"><text:a xlink:type="simple" xlink:href="#__RefHeading___Toc660_1010435450" text:style-name="Index_20_Link" text:visited-style-name="Index_20_Link">start.php<text:tab/>7</text:a></text:p>
          <text:p text:style-name="P37"><text:a xlink:type="simple" xlink:href="#__RefHeading___Toc682_4206288364" text:style-name="Index_20_Link" text:visited-style-name="Index_20_Link">Stages of project development<text:tab/>8</text:a></text:p>
        </text:index-body>
      </text:table-of-content>
      <text:p text:style-name="Standard"/>
      <text:p text:style-name="Standard"/>
      <text:h text:style-name="P43" text:outline-level="1"/>
      <text:h text:style-name="P44" text:outline-level="1"><text:bookmark-start text:name="__RefHeading___Toc160_1546745025"/>Introduction<text:bookmark-end text:name="__RefHeading___Toc160_1546745025"/></text:h>
      <text:h text:style-name="Heading_20_2" text:outline-level="2" text:is-list-header="true"><text:bookmark-start text:name="__RefHeading___Toc865_2969781841"/>Slogan<text:bookmark-end text:name="__RefHeading___Toc865_2969781841"/></text:h>
      <text:p text:style-name="P63">Crowdly where YOUR entertainment is</text:p>
      <text:p text:style-name="Standard"/>
      <text:p text:style-name="P10">Crowd created <text:span text:style-name="T26">branching </text:span>stories; </text:p>
      <text:p text:style-name="P10"/>
      <text:p text:style-name="P10">Multi creator / crowd creat<text:span text:style-name="T18">ed</text:span> <text:span text:style-name="T19">entertainment </text:span>entertainment platform (<text:span text:style-name="T25">text, </text:span>audio <text:span text:style-name="T25">and / or</text:span> video 3D <text:span text:style-name="T25">VR and / or AR)</text:span></text:p>
      <text:p text:style-name="P10"/>
      <text:p text:style-name="P10">community version <text:span text:style-name="T28">(free to download)</text:span></text:p>
      <text:p text:style-name="P10"/>
      <text:p text:style-name="P51">Free:</text:p>
      <text:p text:style-name="P10"/>
      <text:p text:style-name="P51">Consumer</text:p>
      <text:p text:style-name="P52">Contributor (cannot use the <text:span text:style-name="T30">paid</text:span> AI tools / <text:span text:style-name="T30">APIs; can connect their own</text:span>)</text:p>
      <text:p text:style-name="P51"/>
      <text:p text:style-name="P51">one email can be both consumer and contributor / author / producer</text:p>
      <text:p text:style-name="P51"/>
      <text:p text:style-name="P51">switching between consumer and contributor modes</text:p>
      <text:p text:style-name="P10"/>
      <text:p text:style-name="P10">Paid <text:span text:style-name="T23">(co-creating) </text:span>variations:</text:p>
      <text:p text:style-name="P10"/>
      <text:p text:style-name="P50">single project — <text:span text:style-name="T27">author </text:span></text:p>
      <text:p text:style-name="P50"><text:span text:style-name="T30">can use <text:s/>paid</text:span><text:span text:style-name="T29"> AI tools / </text:span><text:span text:style-name="T30">APIs and connect their own</text:span></text:p>
      <text:p text:style-name="P50"/>
      <text:p text:style-name="P10">multiple projects — <text:span text:style-name="T27">producer</text:span></text:p>
      <text:p text:style-name="P54">can use <text:s/>paid<text:span text:style-name="T29"> AI tools / </text:span>APIs and connect their own</text:p>
      <text:p text:style-name="P50"/>
      <text:p text:style-name="P10">corporate projects — <text:span text:style-name="T27">enterprise</text:span></text:p>
      <text:p text:style-name="P53">can use <text:s/>paid<text:span text:style-name="T29"> AI tools / </text:span>APIs and connect their own</text:p>
      <text:p text:style-name="P50"/>
      <text:p text:style-name="P10"/>
      <text:p text:style-name="P10">Think Youtube, Netflix, Wattpad, Audible in one platform with versioning and branching (of the crowd[ly]-created) stories.</text:p>
      <text:p text:style-name="P10"/>
      <text:p text:style-name="P10">And Discord similar functionality to discuss the stories with the ability to star and save selected messages </text:p>
      <text:p text:style-name="P9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><text:soft-page-break/></text:p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40" text:outline-level="1"><text:bookmark-start text:name="__RefHeading___Toc349_3163418998"/>Consuming content (reading, listening, viewing)<text:line-break/><text:line-break/><text:bookmark-end text:name="__RefHeading___Toc349_3163418998"/></text:h>
      <text:p text:style-name="P19"/>
      <text:p text:style-name="P19"/>
      <text:h text:style-name="Heading_20_1" text:outline-level="1"><text:bookmark-start text:name="__RefHeading___Toc351_3163418998"/>Contributing <text:bookmark-end text:name="__RefHeading___Toc351_3163418998"/></text:h>
      <text:p text:style-name="P20"/>
      <text:p text:style-name="P20"/>
      <text:h text:style-name="P40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21">Cloned story can have different user roles and another language, etc </text:p>
      <text:h text:style-name="Heading_20_1" text:outline-level="1"><text:bookmark-start text:name="__RefHeading___Toc382_1610950873"/><text:soft-page-break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24"><text:line-break/>everyone</text:p>
      <text:p text:style-name="P24">paid only</text:p>
      <text:p text:style-name="P24">only 18+</text:p>
      <text:p text:style-name="P24">only selected users</text:p>
      <text:p text:style-name="P24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24">everyone</text:p>
      <text:p text:style-name="P24">only selected users</text:p>
      <text:p text:style-name="P24">only selected roles</text:p>
      <text:h text:style-name="Heading_20_1" text:outline-level="1"><text:bookmark-start text:name="__RefHeading___Toc384_1610950873"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22"/>
      <text:p text:style-name="P23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22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45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5"><text:line-break/><text:span text:style-name="T5">can read / listen / view the project</text:span></text:p>
      <text:h text:style-name="P45" text:outline-level="2"><text:bookmark-start text:name="__RefHeading___Toc131_1546745025"/><text:soft-page-break/>contributor<text:span text:style-name="T14">(s)</text:span><text:bookmark-end text:name="__RefHeading___Toc131_1546745025"/></text:h>
      <text:p text:style-name="P17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text:style-name="L1">
        <text:list-item>
          <text:p text:style-name="P55">start projects</text:p>
        </text:list-item>
        <text:list-item>
          <text:p text:style-name="P59">contribute to the owned projects</text:p>
        </text:list-item>
        <text:list-item>
          <text:p text:style-name="P55">delete projects</text:p>
        </text:list-item>
        <text:list-item>
          <text:p text:style-name="P60">approve and / or reject changes</text:p>
        </text:list-item>
        <text:list-item>
          <text:p text:style-name="P56">roll-back changes</text:p>
        </text:list-item>
        <text:list-item>
          <text:p text:style-name="P56">recover deleted projects</text:p>
        </text:list-item>
        <text:list-item>
          <text:p text:style-name="P60">give and / or revoke roles to / from everyone in the account</text:p>
        </text:list-item>
      </text:list>
      <text:h text:style-name="P45" text:outline-level="2"><text:bookmark-start text:name="__RefHeading___Toc133_1546745025"/>editor<text:span text:style-name="T13">(s)</text:span><text:bookmark-end text:name="__RefHeading___Toc133_1546745025"/></text:h>
      <text:p text:style-name="P11"><text:line-break/>can </text:p>
      <text:list xml:id="list835890897" text:style-name="L2">
        <text:list-item>
          <text:p text:style-name="P57">modify everything within the entrusted project(s)</text:p>
        </text:list-item>
        <text:list-item>
          <text:p text:style-name="P62">editor in several / <text:span text:style-name="T9">various </text:span>accounts </text:p>
        </text:list-item>
      </text:list>
      <text:h text:style-name="P45" text:outline-level="2"><text:bookmark-start text:name="__RefHeading___Toc137_1546745025"/>chief editor<text:bookmark-end text:name="__RefHeading___Toc137_1546745025"/></text:h>
      <text:p text:style-name="P16"><text:line-break/><text:span text:style-name="T13">(only one per project)</text:span></text:p>
      <text:p text:style-name="P16"><text:line-break/><text:span text:style-name="T5">can </text:span></text:p>
      <text:list text:continue-numbering="true" text:style-name="L2">
        <text:list-item>
          <text:p text:style-name="P57">modify everything within the entrusted project(s within account)</text:p>
        </text:list-item>
        <text:list-item>
          <text:p text:style-name="P57">approve and / or reject the changes</text:p>
        </text:list-item>
        <text:list-item>
          <text:p text:style-name="P62">chief editor in various / several accounts </text:p>
        </text:list-item>
      </text:list>
      <text:h text:style-name="P46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5"><text:line-break/><text:span text:style-name="T5">can</text:span></text:p>
      <text:list text:style-name="L3">
        <text:list-item>
          <text:p text:style-name="P58">start projects</text:p>
        </text:list-item>
        <text:list-item>
          <text:p text:style-name="P58"><text:soft-page-break/>delete projects</text:p>
        </text:list-item>
        <text:list-item>
          <text:p text:style-name="P58">roll-back changes</text:p>
        </text:list-item>
        <text:list-item>
          <text:p text:style-name="P58">recover deleted projects</text:p>
        </text:list-item>
        <text:list-item>
          <text:p text:style-name="P61">give and / or revoke roles to / from everyone in the account, <text:span text:style-name="T10">apart from owner</text:span></text:p>
        </text:list-item>
      </text:list>
      <text:h text:style-name="P47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47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47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8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12">cannot delete other platform owner(s)</text:p>
      <text:p text:style-name="P12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12"/>
      <text:h text:style-name="Heading_20_1" text:outline-level="1"><text:bookmark-start text:name="__RefHeading___Toc402_1610950873"/>Groups<text:bookmark-end text:name="__RefHeading___Toc402_1610950873"/></text:h>
      <text:p text:style-name="P12"/>
      <text:p text:style-name="P13">Consume (view / read) only</text:p>
      <text:p text:style-name="P13">Consume &amp; comment</text:p>
      <text:p text:style-name="P14">Consume, comment &amp; contribute</text:p>
      <text:h text:style-name="P41" text:outline-level="1"><text:bookmark-start text:name="__RefHeading___Toc404_1610950873"/>Content<text:bookmark-end text:name="__RefHeading___Toc404_1610950873"/></text:h>
      <text:p text:style-name="P30"/>
      <text:p text:style-name="P31">accept change</text:p>
      <text:p text:style-name="P33">reject change (I personally don“t like the idea of rejecting content, however some users might be keen for this option)</text:p>
      <text:p text:style-name="P31">move to another branch</text:p>
      <text:p text:style-name="P32">start a new branch <text:span text:style-name="T22">(both for a change by contributor and as a separate fuction)</text:span></text:p>
      <text:h text:style-name="Heading_20_2" text:outline-level="2"><text:bookmark-start text:name="__RefHeading___Toc406_1610950873"/><text:soft-page-break/>Text <text:span text:style-name="T21">&amp; Images</text:span><text:bookmark-end text:name="__RefHeading___Toc406_1610950873"/></text:h>
      <text:p text:style-name="Text_20_body"/>
      <text:p text:style-name="P27">Upload</text:p>
      <text:p text:style-name="P27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25">straight from the browser</text:p>
      <text:p text:style-name="P25"/>
      <text:p text:style-name="P26">Voice import / upload</text:p>
      <text:p text:style-name="P26"/>
      <text:p text:style-name="P26">Voice download</text:p>
      <text:h text:style-name="Heading_20_2" text:outline-level="2"><text:bookmark-start text:name="__RefHeading___Toc410_1610950873"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26"/>
      <text:p text:style-name="P26">straight from the browser</text:p>
      <text:p text:style-name="P26"/>
      <text:p text:style-name="P26">Video import / upload</text:p>
      <text:p text:style-name="P26"/>
      <text:p text:style-name="P26">Video download</text:p>
      <text:h text:style-name="P48" text:outline-level="2"><text:bookmark-start text:name="__RefHeading___Toc658_1010435450"/>Exports<text:bookmark-end text:name="__RefHeading___Toc658_1010435450"/></text:h>
      <text:p text:style-name="P29"><text:s/></text:p>
      <text:p text:style-name="P35">into various formats: </text:p>
      <text:p text:style-name="P29"/>
      <text:p text:style-name="P29">.<text:span text:style-name="T24">pdf</text:span></text:p>
      <text:p text:style-name="P29">.<text:span text:style-name="T24">epub</text:span></text:p>
      <text:p text:style-name="P34">etc</text:p>
      <text:h text:style-name="Heading_20_1" text:outline-level="1"><text:bookmark-start text:name="__RefHeading___Toc660_1010435450"/>start.php<text:bookmark-end text:name="__RefHeading___Toc660_1010435450"/></text:h>
      <text:p text:style-name="P28"/>
      <text:p text:style-name="P28"><text:soft-page-break/>Your email is not registered with us. </text:p>
      <text:p text:style-name="P28">Would you like to create an account with us?</text:p>
      <text:p text:style-name="P65"/>
      <text:p text:style-name="P65"/>
      <text:h text:style-name="P42" text:outline-level="1"><text:bookmark-start text:name="__RefHeading___Toc682_4206288364"/>Stages of project development<text:bookmark-end text:name="__RefHeading___Toc682_4206288364"/></text:h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OpenSymbol" svg:font-family="OpenSymbol" style:font-charset="x-symbol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TC" style:font-size-asian="10.5pt" style:language-asian="zh" style:country-asian="TW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ru" fo:country="RU" style:letter-kerning="true" style:font-name-asian="Noto Serif CJK TC" style:font-size-asian="10.5pt" style:language-asian="zh" style:country-asian="TW" style:font-name-complex="Kinnari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" style:font-family-complex="Kinnar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4:52:40.929389274</meta:creation-date>
    <dc:date>2025-04-30T12:33:09.380863332</dc:date>
    <meta:editing-duration>P10DT17H29M42S</meta:editing-duration>
    <meta:editing-cycles>78</meta:editing-cycles>
    <meta:generator>LibreOffice/24.2.7.2$Linux_X86_64 LibreOffice_project/420$Build-2</meta:generator>
    <meta:document-statistic meta:table-count="0" meta:image-count="0" meta:object-count="0" meta:page-count="8" meta:paragraph-count="167" meta:word-count="822" meta:character-count="4748" meta:non-whitespace-character-count="4057"/>
  </office:meta>
</office:document-meta>
</file>